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630000004C858CDC9CEC14D6B7A.png" manifest:media-type="image/png"/>
  <manifest:file-entry manifest:full-path="Pictures/10089FE200006D2400005456BA2C7037A2DE045D.pdf" manifest:media-type="application/pdf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993cm" svg:height="20.859cm" svg:x="1.317cm" svg:y="1.952cm">
          <draw:image xlink:href="Pictures/10089FE200006D2400005456BA2C7037A2DE045D.pdf" xlink:type="simple" xlink:show="embed" xlink:actuate="onLoad" draw:mime-type="application/pdf">
            <text:p/>
          </draw:image>
          <draw:image xlink:href="Pictures/1000000100000630000004C858CDC9CEC14D6B7A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9T14:38:15.207000000</meta:creation-date>
    <dc:date>2023-09-19T15:06:38.142000000</dc:date>
    <meta:editing-duration>PT28M22S</meta:editing-duration>
    <meta:editing-cycles>4</meta:editing-cycles>
    <meta:generator>LibreOffice/7.5.1.2$Windows_X86_64 LibreOffice_project/fcbaee479e84c6cd81291587d2ee68cba099e129</meta:generator>
    <meta:document-statistic meta:object-count="1"/>
  </office:meta>
</office:document-meta>
</file>